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opacity="100%" draw:opacity-name="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none" draw:opacity="100%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P4" style:family="paragraph">
      <loext:graphic-properties draw:fill="none" draw:opacity="100%"/>
      <style:paragraph-properties fo:text-align="center"/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P5" style:family="paragraph">
      <style:paragraph-properties fo:text-align="center"/>
      <style:text-properties style:font-name="Liberation Sans1" fo:font-size="18pt" fo:font-style="normal" style:font-size-asian="18pt" style:font-style-asian="normal" style:font-size-complex="18pt" style:font-style-complex="normal"/>
    </style:style>
    <style:style style:name="P6" style:family="paragraph">
      <loext:graphic-properties draw:fill="none" draw:opacity="100%"/>
      <style:paragraph-properties fo:text-align="center"/>
      <style:text-properties style:font-name="Liberation Sans1" fo:font-size="18pt" fo:font-style="normal" style:font-size-asian="18pt" style:font-style-asian="normal" style:font-size-complex="18pt" style:font-style-complex="normal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font-name="Liberation Sans1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7.958cm" svg:y="2.01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5.974cm" svg:y="3.1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9.941cm" svg:y="3.19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" draw:id="id4" draw:layer="layout" svg:width="1.016cm" svg:height="1.016cm" svg:x="3.991cm" svg:y="4.791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5" draw:id="id5" draw:layer="layout" svg:width="1.016cm" svg:height="1.016cm" svg:x="11.925cm" svg:y="4.792cm">
          <text:p text:style-name="P5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" draw:id="id6" draw:layer="layout" svg:width="1.016cm" svg:height="1.016cm" svg:x="2.007cm" svg:y="6.492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" draw:id="id7" draw:layer="layout" svg:width="1.016cm" svg:height="1.016cm" svg:x="13.908cm" svg:y="6.493cm">
          <text:p text:style-name="P3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7" draw:layer="layout" draw:type="line" svg:x1="7.958cm" svg:y1="2.524cm" svg:x2="6.482cm" svg:y2="3.19cm" draw:start-shape="id1" draw:start-glue-point="6" draw:end-shape="id2" draw:end-glue-point="4" svg:d="M7958 2524l-1476 666" svg:viewBox="0 0 1477 667">
          <text:p/>
        </draw:connector>
        <draw:connector draw:style-name="gr2" draw:text-style-name="P7" draw:layer="layout" draw:type="line" svg:x1="8.974cm" svg:y1="2.524cm" svg:x2="10.449cm" svg:y2="3.191cm" draw:start-shape="id1" draw:start-glue-point="10" draw:end-shape="id3" draw:end-glue-point="4" svg:d="M8974 2524l1475 667" svg:viewBox="0 0 1476 668">
          <text:p/>
        </draw:connector>
        <draw:connector draw:style-name="gr2" draw:text-style-name="P7" draw:layer="layout" draw:type="line" svg:x1="5.974cm" svg:y1="3.698cm" svg:x2="4.499cm" svg:y2="4.791cm" draw:start-shape="id2" draw:start-glue-point="6" draw:end-shape="id4" draw:end-glue-point="4" svg:d="M5974 3698l-1475 1093" svg:viewBox="0 0 1476 1094">
          <text:p/>
        </draw:connector>
        <draw:connector draw:style-name="gr2" draw:text-style-name="P7" draw:layer="layout" draw:type="line" svg:x1="10.957cm" svg:y1="3.699cm" svg:x2="12.433cm" svg:y2="4.792cm" draw:start-shape="id3" draw:start-glue-point="10" draw:end-shape="id5" draw:end-glue-point="4" svg:d="M10957 3699l1476 1093" svg:viewBox="0 0 1477 1094">
          <text:p/>
        </draw:connector>
        <draw:connector draw:style-name="gr2" draw:text-style-name="P7" draw:layer="layout" draw:type="line" svg:x1="3.991cm" svg:y1="5.299cm" svg:x2="2.515cm" svg:y2="6.492cm" draw:start-shape="id4" draw:start-glue-point="6" draw:end-shape="id6" draw:end-glue-point="4" svg:d="M3991 5299l-1476 1193" svg:viewBox="0 0 1477 1194">
          <text:p/>
        </draw:connector>
        <draw:connector draw:style-name="gr2" draw:text-style-name="P7" draw:layer="layout" draw:type="line" svg:x1="12.941cm" svg:y1="5.3cm" svg:x2="14.416cm" svg:y2="6.493cm" draw:start-shape="id5" draw:start-glue-point="10" draw:end-shape="id7" draw:end-glue-point="4" svg:d="M12941 5300l1475 1193" svg:viewBox="0 0 1476 119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8T00:09:57.222000000</meta:creation-date>
    <dc:date>2020-10-28T00:18:28.795000000</dc:date>
    <meta:editing-duration>PT8M32S</meta:editing-duration>
    <meta:editing-cycles>1</meta:editing-cycles>
    <meta:document-statistic meta:object-count="13"/>
    <meta:generator>LibreOffice/6.3.2.2$Windows_X86_64 LibreOffice_project/98b30e735bda24bc04ab42594c85f7fd8be07b9c</meta:generator>
  </office:meta>
</office:document-meta>
</file>